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E1000000E107EBB93D49502B5FA.png" manifest:media-type="image/png"/>
  <manifest:file-entry manifest:full-path="Pictures/10000001000005DC000005DC17FC54BBD357FD9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5cm" svg:height="15cm" svg:x="0cm" svg:y="0.651cm">
          <draw:image xlink:href="Pictures/10000001000005DC000005DC17FC54BBD357FD95.png" xlink:type="simple" xlink:show="embed" xlink:actuate="onLoad" draw:mime-type="image/png">
            <text:p/>
          </draw:image>
        </draw:frame>
        <draw:frame draw:style-name="gr1" draw:text-style-name="P1" draw:layer="layout" svg:width="15cm" svg:height="15cm" svg:x="14.7cm" svg:y="0.35cm">
          <draw:image xlink:href="Pictures/1000000100000E1000000E107EBB93D49502B5F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09T17:33:04.512445573</meta:creation-date>
    <dc:date>2024-04-09T19:57:50.699912571</dc:date>
    <meta:editing-duration>PT2H24M46S</meta:editing-duration>
    <meta:editing-cycles>2</meta:editing-cycles>
    <meta:generator>LibreOffice/7.3.7.2$Linux_X86_64 LibreOffice_project/30$Build-2</meta:generator>
    <meta:document-statistic meta:object-count="2"/>
  </office:meta>
</office:document-meta>
</file>